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7T09:10:30.41">
            <text:p>2019/11/7 9:1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7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7T09:10:30.53">
            <text:p>2019/11/7 9:1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7)">
            <text:p>sn(40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">
            <text:p>1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0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1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0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1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2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9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7T09:10:27.68">
            <text:p>2019/11/7 9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5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81.422cm" draw:caption-point-x="-1.353cm" draw:caption-point-y="2.5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85];6;2)" office:value-type="string" office:string-value="09">
            <text:p>09</text:p>
          </table:table-cell>
          <table:table-cell table:formula="of:=MID([.F48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85];[.I485];&quot;-&quot;;LEFT([.G48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8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7)">
            <text:p>sn(40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7T09:10:31.17">
            <text:p>2019/11/7 9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1cm" draw:caption-point-x="-1.353cm" draw:caption-point-y="2.3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2" svg:width="2.899cm" svg:height="0.991cm" svg:x="21.948cm" svg:y="8.581cm" draw:caption-point-x="-0.672cm" draw:caption-point-y="0.255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7T09:10:31.32">
            <text:p>2019/11/7 9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67cm" draw:caption-point-x="-1.353cm" draw:caption-point-y="2.3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7)">
            <text:p>sn(40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7T09:10:31.41">
            <text:p>2019/11/7 9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1cm" draw:caption-point-x="-1.353cm" draw:caption-point-y="2.3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1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7T09:10:31.52">
            <text:p>2019/11/7 9:1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3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31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31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2019/11/07</text:date>, <text:time>09:1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7T09:10:29.83</dc:date>
    <dc:creator>iwabuchi ken</dc:creator>
    <meta:editing-duration>P3DT18H57M33S</meta:editing-duration>
    <meta:editing-cycles>405</meta:editing-cycles>
    <meta:generator>OpenOffice/4.1.3$Win32 OpenOffice.org_project/413m1$Build-9783</meta:generator>
    <meta:document-statistic meta:table-count="7" meta:cell-count="6686" meta:object-count="0"/>
    <meta:user-defined meta:name="sheets-banding"/>
    <meta:user-defined meta:name="sheets-original-selection"/>
  </office:meta>
</office:document-meta>
</file>